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E101]" office:value-type="float" office:value="137" calcext:value-type="float">
            <text:p>137</text:p>
          </table:table-cell>
          <table:table-cell table:formula="of:=[.D113]-40"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23:35:43.907364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4.2$Linux_X86_64 LibreOffice_project/30$Build-2</meta:generator>
    <dc:date>2020-02-17T23:35:58.534907678</dc:date>
    <meta:editing-duration>P1DT2H14M40S</meta:editing-duration>
    <meta:editing-cycles>308</meta:editing-cycles>
    <meta:document-statistic meta:table-count="1" meta:cell-count="254" meta:object-count="0"/>
  </office:meta>
</office:document-meta>
</file>